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54pt" officeooo:paragraph-rsid="00133e4a" style:font-size-asian="54pt" style:font-size-complex="54pt"/>
    </style:style>
    <style:style style:name="P2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" fo:font-size="54pt" fo:font-style="normal" fo:text-shadow="none" style:text-underline-style="none" fo:font-weight="normal" officeooo:paragraph-rsid="00133e4a" style:font-size-asian="54pt" style:font-style-asian="normal" style:font-weight-asian="normal" style:font-size-complex="54pt" style:text-emphasize="none"/>
    </style:style>
    <style:style style:name="P3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" fo:font-size="54pt" fo:font-style="normal" fo:text-shadow="none" style:text-underline-style="none" fo:font-weight="normal" officeooo:rsid="00123a93" officeooo:paragraph-rsid="00133e4a" style:font-size-asian="54pt" style:font-style-asian="normal" style:font-weight-asian="normal" style:font-size-complex="54pt" style:text-emphasize="none"/>
    </style:style>
    <style:style style:name="T1" style:family="text">
      <style:text-properties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0d482e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0be6b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23a93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0f22b2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772de" style:font-style-asian="normal" style:font-weight-asian="normal" style:text-emphasize="none"/>
    </style:style>
    <style:style style:name="T7" style:family="text">
      <style:text-properties officeooo:rsid="0014e363"/>
    </style:style>
    <style:style style:name="T8" style:family="text">
      <style:text-properties officeooo:rsid="001772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ТО</text:span><text:span text:style-name="T1"> </text:span></text:p>
      <text:p text:style-name="P2">ЧПУ </text:p>
      <text:p text:style-name="P2">Brembana profile <text:s/><text:span text:style-name="T8">4522</text:span></text:p>
      <text:p text:style-name="P2">инв.№55550<text:span text:style-name="T8">185</text:span></text:p>
      <text:p text:style-name="P3">и вертикальной моечной машины ADELIO LATTUADA </text:p>
      <text:p text:style-name="P1"><text:span text:style-name="T4">инв.№55550</text:span><text:span text:style-name="T6">183</text:span><text:span text:style-name="T1"> для </text:span><text:span text:style-name="T2">операторов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9T13:53:01.910000000</meta:creation-date>
    <dc:date>2022-11-30T13:59:30.799000000</dc:date>
    <meta:editing-duration>PT14M6S</meta:editing-duration>
    <meta:editing-cycles>12</meta:editing-cycles>
    <meta:generator>LibreOffice/7.3.6.2$Windows_X86_64 LibreOffice_project/c28ca90fd6e1a19e189fc16c05f8f8924961e12e</meta:generator>
    <meta:print-date>2022-11-29T13:55:51.969000000</meta:print-date>
    <meta:document-statistic meta:table-count="0" meta:image-count="0" meta:object-count="0" meta:page-count="1" meta:paragraph-count="6" meta:word-count="15" meta:character-count="116" meta:non-whitespace-character-count="103"/>
  </office:meta>
</office:document-meta>
</file>